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6002*"/>
    </style:style>
    <style:style style:name="Table2.B" style:family="table-column">
      <style:table-column-properties style:rel-column-width="49532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2287*"/>
    </style:style>
    <style:style style:name="Table3.B" style:family="table-column">
      <style:table-column-properties style:rel-column-width="17749*"/>
    </style:style>
    <style:style style:name="Table3.C" style:family="table-column">
      <style:table-column-properties style:rel-column-width="35498*"/>
    </style:style>
    <style:style style:name="Table3.A1" style:family="table-cell">
      <style:table-cell-properties fo:border="none"/>
    </style:style>
  </office:automatic-styles>
  <office:body>
    <office:text>
      <text:p text:style-name="Title">Product</text:p>
      <text:p text:style-name="P1">Product // Product reduction operation.</text:p>
      <text:h text:style-name="Heading_20_1" text:outline-level="1">Description</text:h>
      <text:p text:style-name="First_20_paragraph">Reduces the tensor, eliminating the specified reduction axes by taking the product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reduction_axes</text:span></text:p>
          </table:table-cell>
          <table:table-cell table:style-name="Table2.A1" office:value-type="string">
            <text:p text:style-name="Table_20_Contents">The axis positions (0-based) on which to calculate the product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  <table:table-cell table:style-name="Table3.A1" office:value-type="string">
            <text:p text:style-name="Table_20_Contents">Same as <text:span text:style-name="Source_Text">arg</text:span>, with <text:span text:style-name="Source_Text">reduction_axes</text:span> removed.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Produ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duct</dc:title>
  </office:meta>
</office:document-meta>
</file>

<file path=Formula-0/content.xml><?xml version="1.0" encoding="utf-8"?>
<math xmlns="http://www.w3.org/1998/Math/MathML" display="block">
  <mtable>
    <mtr>
      <mtd columnalign="right">
        <mstyle mathvariant="italic">
          <mi>𝑝</mi>
          <mi>𝑟</mi>
          <mi>𝑜</mi>
          <mi>𝑑</mi>
          <mi>𝑢</mi>
          <mi>𝑐</mi>
          <mi>𝑡</mi>
        </mstyle>
        <mrow>
          <mo stretchy="true" form="prefix">(</mo>
          <mo stretchy="false" form="prefix">{</mo>
          <mn>0</mn>
          <mo stretchy="false" form="postfix">}</mo>
          <mo>,</mo>
          <mrow>
            <mo stretchy="true" form="prefix">[</mo>
            <mtable>
              <mtr>
                <mtd columnalign="center">
                  <mn>1</mn>
                </mtd>
                <mtd columnalign="center">
                  <mn>2</mn>
                </mtd>
              </mtr>
              <mtr>
                <mtd columnalign="center">
                  <mn>3</mn>
                </mtd>
                <mtd columnalign="center">
                  <mn>4</mn>
                </mtd>
              </mtr>
              <mtr>
                <mtd columnalign="center">
                  <mn>5</mn>
                </mtd>
                <mtd columnalign="center">
                  <mn>6</mn>
                </mtd>
              </mtr>
            </mtable>
            <mo stretchy="true" form="postfix">]</mo>
          </mrow>
          <mo stretchy="true" form="postfix">)</mo>
        </mrow>
      </mtd>
      <mtd columnalign="left">
        <mo>=</mo>
        <mrow>
          <mo stretchy="true" form="prefix">[</mo>
          <mo stretchy="false" form="prefix">(</mo>
          <mn>1</mn>
          <mo>*</mo>
          <mn>3</mn>
          <mo>*</mo>
          <mn>5</mn>
          <mo stretchy="false" form="postfix">)</mo>
          <mo>,</mo>
          <mo stretchy="false" form="prefix">(</mo>
          <mn>2</mn>
          <mo>*</mo>
          <mn>4</mn>
          <mo>*</mo>
          <mn>6</mn>
          <mo stretchy="false" form="postfix">)</mo>
          <mo stretchy="true" form="postfix">]</mo>
        </mrow>
        <mo>=</mo>
        <mrow>
          <mo stretchy="true" form="prefix">[</mo>
          <mn>15</mn>
          <mo>,</mo>
          <mn>48</mn>
          <mo stretchy="true" form="postfix">]</mo>
        </mrow>
      </mtd>
      <mtd columnalign="right">
        <mrow>
          <mspace width="0.333em"/>
          <mtext mathvariant="normal"> dimension 0 (rows) is eliminated</mtext>
        </mrow>
      </mtd>
    </mtr>
    <mtr>
      <mtd columnalign="right">
        <mstyle mathvariant="italic">
          <mi>𝑝</mi>
          <mi>𝑟</mi>
          <mi>𝑜</mi>
          <mi>𝑑</mi>
          <mi>𝑢</mi>
          <mi>𝑐</mi>
          <mi>𝑡</mi>
        </mstyle>
        <mrow>
          <mo stretchy="true" form="prefix">(</mo>
          <mo stretchy="false" form="prefix">{</mo>
          <mn>1</mn>
          <mo stretchy="false" form="postfix">}</mo>
          <mo>,</mo>
          <mrow>
            <mo stretchy="true" form="prefix">[</mo>
            <mtable>
              <mtr>
                <mtd columnalign="center">
                  <mn>1</mn>
                </mtd>
                <mtd columnalign="center">
                  <mn>2</mn>
                </mtd>
              </mtr>
              <mtr>
                <mtd columnalign="center">
                  <mn>3</mn>
                </mtd>
                <mtd columnalign="center">
                  <mn>4</mn>
                </mtd>
              </mtr>
              <mtr>
                <mtd columnalign="center">
                  <mn>5</mn>
                </mtd>
                <mtd columnalign="center">
                  <mn>6</mn>
                </mtd>
              </mtr>
            </mtable>
            <mo stretchy="true" form="postfix">]</mo>
          </mrow>
          <mo stretchy="true" form="postfix">)</mo>
        </mrow>
      </mtd>
      <mtd columnalign="left">
        <mo>=</mo>
        <mrow>
          <mo stretchy="true" form="prefix">[</mo>
          <mo stretchy="false" form="prefix">(</mo>
          <mn>1</mn>
          <mo>*</mo>
          <mn>2</mn>
          <mo stretchy="false" form="postfix">)</mo>
          <mo>,</mo>
          <mo stretchy="false" form="prefix">(</mo>
          <mn>3</mn>
          <mo>*</mo>
          <mn>4</mn>
          <mo stretchy="false" form="postfix">)</mo>
          <mo>,</mo>
          <mo stretchy="false" form="prefix">(</mo>
          <mn>5</mn>
          <mo>*</mo>
          <mn>6</mn>
          <mo stretchy="false" form="postfix">)</mo>
          <mo stretchy="true" form="postfix">]</mo>
        </mrow>
        <mo>=</mo>
        <mrow>
          <mo stretchy="true" form="prefix">[</mo>
          <mn>2</mn>
          <mo>,</mo>
          <mn>12</mn>
          <mo>,</mo>
          <mn>30</mn>
          <mo stretchy="true" form="postfix">]</mo>
        </mrow>
      </mtd>
      <mtd columnalign="right">
        <mrow>
          <mspace width="0.333em"/>
          <mtext mathvariant="normal"> dimension 1 (columns) is eliminated</mtext>
        </mrow>
      </mtd>
    </mtr>
    <mtr>
      <mtd columnalign="right">
        <mstyle mathvariant="italic">
          <mi>𝑝</mi>
          <mi>𝑟</mi>
          <mi>𝑜</mi>
          <mi>𝑑</mi>
          <mi>𝑢</mi>
          <mi>𝑐</mi>
          <mi>𝑡</mi>
        </mstyle>
        <mrow>
          <mo stretchy="true" form="prefix">(</mo>
          <mo stretchy="false" form="prefix">{</mo>
          <mn>0</mn>
          <mo>,</mo>
          <mn>1</mn>
          <mo stretchy="false" form="postfix">}</mo>
          <mo>,</mo>
          <mrow>
            <mo stretchy="true" form="prefix">[</mo>
            <mtable>
              <mtr>
                <mtd columnalign="center">
                  <mn>1</mn>
                </mtd>
                <mtd columnalign="center">
                  <mn>2</mn>
                </mtd>
              </mtr>
              <mtr>
                <mtd columnalign="center">
                  <mn>3</mn>
                </mtd>
                <mtd columnalign="center">
                  <mn>4</mn>
                </mtd>
              </mtr>
              <mtr>
                <mtd columnalign="center">
                  <mn>5</mn>
                </mtd>
                <mtd columnalign="center">
                  <mn>6</mn>
                </mtd>
              </mtr>
            </mtable>
            <mo stretchy="true" form="postfix">]</mo>
          </mrow>
          <mo stretchy="true" form="postfix">)</mo>
        </mrow>
      </mtd>
      <mtd columnalign="left">
        <mo>=</mo>
        <mo stretchy="false" form="prefix">(</mo>
        <mn>1</mn>
        <mo>*</mo>
        <mn>2</mn>
        <mo stretchy="false" form="postfix">)</mo>
        <mo>*</mo>
        <mo stretchy="false" form="prefix">(</mo>
        <mn>3</mn>
        <mo>*</mo>
        <mn>4</mn>
        <mo stretchy="false" form="postfix">)</mo>
        <mo>*</mo>
        <mo stretchy="false" form="prefix">(</mo>
        <mn>5</mn>
        <mo>*</mo>
        <mn>6</mn>
        <mo stretchy="false" form="postfix">)</mo>
        <mo>=</mo>
        <mn>720</mn>
      </mtd>
      <mtd columnalign="right">
        <mrow>
          <mspace width="0.333em"/>
          <mtext mathvariant="normal"> both dimensions (rows and columns) are eliminated</mtext>
        </mrow>
      </mtd>
    </mtr>
  </mtable>
</math>
</file>